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8cm" fo:min-width="3.14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743cm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6.388cm" fo:min-width="7.976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972cm" fo:min-width="3.14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81cm" svg:stroke-color="#55308d" draw:marker-start-width="0.321cm" draw:marker-end-width="0.321cm" draw:fill="none" draw:textarea-horizontal-align="justify" draw:textarea-vertical-align="middle" draw:auto-grow-height="false" fo:min-height="5.512cm" fo:min-width="7.588cm" fo:padding-top="0.165cm" fo:padding-bottom="0.165cm" fo:padding-left="0.29cm" fo:padding-right="0.29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2.51cm" fo:min-width="4.7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53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="none" draw:fill-color="#000000"/>
      <style:paragraph-properties fo:text-align="center" style:writing-mode="lr-tb"/>
      <style:text-properties style:font-name="Ubuntu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465a4" style:font-name="Ubuntu"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158466"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55308d" style:font-name="Ubuntu"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.3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3465a4" style:font-name="Ubuntu" fo:font-size="24pt" style:font-size-asian="24pt" style:font-size-complex="24pt"/>
    </style:style>
    <style:style style:name="T4" style:family="text">
      <style:text-properties fo:color="#158466" style:font-name="Ubuntu" fo:font-size="24pt" style:font-size-asian="24pt" style:font-size-complex="24pt"/>
    </style:style>
    <style:style style:name="T5" style:family="text">
      <style:text-properties fo:color="#55308d" style:font-name="Ubuntu" fo:font-size="24pt" style:font-size-asian="24pt" style:font-size-complex="24pt"/>
    </style:style>
    <style:style style:name="T6" style:family="text">
      <style:text-properties style:font-name="Ubuntu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3.2cm" svg:x="5.7cm" svg:y="2.55cm">
          <text:p text:style-name="P1"><text:span text:style-name="T1">Main back</text:span></text:p>
          <text:p text:style-name="P1"><text:span text:style-name="T2">Java </text:span><text:span text:style-name="T2">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2cm" svg:height="3.2cm" svg:x="1.7cm" svg:y="6.55cm">
          <text:p text:style-name="P1"><text:span text:style-name="T1">Main front</text:span></text:p>
          <text:p text:style-name="P1"><text:span text:style-name="T2">Angu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2.19928939043805) translate (11.359cm 6.45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371cm" svg:height="0.474cm" draw:transform="rotate (0.942652329002137) translate (4.854cm 6.176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2.1cm" svg:height="9.5cm" draw:transform="skewX (6.48036604876349E-017) rotate (1.0471975511966) translate (-1.977cm 8.6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7cm" svg:height="2cm" svg:x="-0.3cm" svg:y="3.7cm">
          <draw:text-box>
            <text:p text:style-name="P5"><text:span text:style-name="T3">Main</text:span></text:p>
          </draw:text-box>
        </draw:frame>
        <draw:custom-shape draw:style-name="gr5" draw:text-style-name="P4" draw:layer="layout" svg:width="12.1cm" svg:height="9.5cm" draw:transform="skewX (6.48036604876349E-017) rotate (1.0471975511966) translate (4.293cm 8.679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7cm" svg:height="2cm" svg:x="9.8cm" svg:y="3.7cm">
          <draw:text-box>
            <text:p text:style-name="P5"><text:span text:style-name="T4">Crossroads</text:span></text:p>
          </draw:text-box>
        </draw:frame>
        <draw:custom-shape draw:style-name="gr1" draw:text-style-name="P2" draw:layer="layout" svg:width="5.2cm" svg:height="3.2cm" svg:x="18.951cm" svg:y="2.515cm">
          <text:p text:style-name="P1"><text:span text:style-name="T1">Finsearch back</text:span></text:p>
          <text:p text:style-name="P1"><text:span text:style-name="T2">Java Sp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cm" svg:height="3.19cm" svg:x="18.95cm" svg:y="7.605cm">
          <text:p text:style-name="P1"><text:span text:style-name="T1">Fi</text:span><text:span text:style-name="T1">ns</text:span><text:span text:style-name="T1">ea</text:span><text:span text:style-name="T1">rc</text:span><text:span text:style-name="T1">h </text:span><text:span text:style-name="T1">fr</text:span><text:span text:style-name="T1">on</text:span><text:span text:style-name="T1">t</text:span></text:p>
          <text:p text:style-name="P1"><text:span text:style-name="T2">An</text:span><text:span text:style-name="T2">gu</text:span><text:span text:style-name="T2">l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371cm" svg:height="0.474cm" draw:transform="rotate (1.5707963267949) translate (21.314cm 7.4cm)">
          <text:p/>
          <draw:enhanced-geometry svg:viewBox="0 0 21600 21600" draw:text-areas="?f5 ?f1 ?f6 ?f3" draw:type="left-right-arrow" draw:modifiers="4033.97876327295 8079.8004987531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4" draw:layer="layout" svg:width="11.55cm" svg:height="8.26cm" draw:transform="rotate (1.5707963267949) translate (17.35cm 11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7cm" svg:height="2cm" svg:x="18.05cm" svg:y="1cm">
          <draw:text-box>
            <text:p text:style-name="P5"><text:span text:style-name="T5">Finsearch</text:span></text:p>
          </draw:text-box>
        </draw:frame>
        <draw:g>
          <draw:custom-shape draw:style-name="gr8" draw:text-style-name="P2" draw:layer="layout" svg:width="7.5cm" svg:height="3.95cm" svg:x="8.6cm" svg:y="6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7cm" svg:height="2.787cm" svg:x="8.85cm" svg:y="6.682cm">
            <draw:text-box>
              <text:p text:style-name="P9"><text:span text:style-name="T1">Crossroad</text:span><text:span text:style-name="T1">s</text:span></text:p>
              <text:p text:style-name="P9"><text:span text:style-name="T2">Angular</text:span></text:p>
              <text:p text:style-name="P10"><text:span text:style-name="T6">Financing | </text:span><text:span text:style-name="T6">Subventio</text:span><text:span text:style-name="T6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8:40:33.413986023</meta:creation-date>
    <dc:date>2021-05-24T22:39:01.603040752</dc:date>
    <meta:editing-duration>PT18M24S</meta:editing-duration>
    <meta:editing-cycles>6</meta:editing-cycles>
    <meta:generator>LibreOffice/6.4.7.2$Linux_X86_64 LibreOffice_project/40$Build-2</meta:generator>
    <meta:document-statistic meta:object-count="16"/>
  </office:meta>
</office:document-meta>
</file>